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/>
    </style:style>
    <text:list-style style:name="L4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4" style:family="paragraph">
      <style:paragraph-properties fo:line-height="105.00%" fo:text-align="left"/>
    </style:style>
    <style:style style:name="P5" style:family="paragraph">
      <style:paragraph-properties fo:line-height="105.00%" fo:text-align="left"/>
    </style:style>
    <text:list-style style:name="L6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6" style:family="paragraph">
      <style:paragraph-properties fo:line-height="105.00%" fo:text-align="left"/>
    </style:style>
    <style:style style:name="P7" style:family="paragraph">
      <style:paragraph-properties fo:line-height="105.00%" fo:text-align="left"/>
    </style:style>
    <style:style style:name="P8" style:family="paragraph">
      <style:paragraph-properties fo:line-height="105.00%" fo:text-align="left" fo:margin-left="36.00pt" fo:text-indent="0.00pt" fo:margin-bottom="8.00pt"/>
    </style:style>
  </office:automatic-styles>
  <office:body>
    <office:text>
      <text:p text:style-name="P1"><text:span text:style-name="T1">EXPLORATORY TEST REPORT</text:span><text:span text:style-name="T2"><text:line-break/></text:span><text:span text:style-name="T3">TEST AUTHOR:<text:s/></text:span><text:span text:style-name="T4">Kamil Kwiek</text:span><text:span text:style-name="T5"><text:line-break/></text:span><text:span text:style-name="T6">DOCUMENT VERSION:<text:s/></text:span><text:span text:style-name="T7">SESSION NO. 2</text:span><text:span text:style-name="T8"><text:line-break/></text:span><text:span text:style-name="T9">TEST START AND END DATE:<text:s/></text:span><text:span text:style-name="T10">06.09.2023 START 19:00 END 20:30</text:span><text:span text:style-name="T11"><text:line-break/></text:span><text:span text:style-name="T12">SESSION DURATION:<text:s/></text:span><text:span text:style-name="T13">90 minutes</text:span><text:span text:style-name="T14"><text:line-break/></text:span><text:span text:style-name="T15">OBJECTIVE:<text:s/></text:span><text:span text:style-name="T16">VERIFICATION OF BREAK DURATION AND TASK EDITING CAPABILITIES WITHIN THE TODO OF THE "Pomodoro Kanban" APPLICATION</text:span><text:span text:style-name="T17"><text:line-break/></text:span><text:span text:style-name="T18">APPLICATION. LINK:<text:s/></text:span><text:span text:style-name="T19">"Pomodoro Kanban"<text:s/></text:span><text:a xlink:href="https://testujpl.gitlab.io/pomodoro-kanban-test/"><text:span text:style-name="T20">https://testujpl.gitlab.io/pomodoro-kanban-test/</text:span></text:a><text:span text:style-name="T21"><text:line-break/></text:span><text:span text:style-name="T22">TEST ENVIRONMENT:<text:s/></text:span><text:span text:style-name="T23">Windows 10 Pro; Intel(r) Core(TM) i7-6920HQ CPU @ 2.90GHZ; 64-bit operating system.</text:span><text:span text:style-name="T24"><text:line-break/></text:span><text:span text:style-name="T25">AREA:</text:span></text:p>
      <text:list text:style-name="L2">
        <text:list-item>
          <text:p text:style-name="P2"><text:span text:style-name="T26">BREAK DURATION.<text:line-break/></text:span></text:p>
        </text:list-item>
        <text:list-item>
          <text:p text:style-name="P2"><text:span text:style-name="T26">VERIFICATION OF TASK EDITING CAPABILITIES WITHIN<text:s/></text:span><text:span text:style-name="T27">,,</text:span><text:span text:style-name="T28">TO</text:span><text:span text:style-name="T29"><text:s/></text:span><text:span text:style-name="T30">DO</text:span><text:span text:style-name="T31">"</text:span><text:span text:style-name="T32">.</text:span><text:span text:style-name="T33"/></text:p>
        </text:list-item>
      </text:list>
      <text:p text:style-name="P3"><text:span text:style-name="T33"><text:line-break/></text:span><text:span text:style-name="T34">NOTES/WHAT WAS NOT ACCOMPLISHED DURING THE SESSION:</text:span><text:span text:style-name="T35"><text:s/>All planned objectives have been tested.</text:span><text:span text:style-name="T36"><text:line-break/></text:span><text:span text:style-name="T37">DEFECTS:</text:span></text:p>
      <text:p text:style-name="P3"><text:span text:style-name="T38"><text:line-break/></text:span><text:span text:style-name="T39"><text:tab/></text:span><text:span text:style-name="T40">⦁</text:span><text:span text:style-name="T41"><text:s/>THE MAXIMUM TIME ALLOCATED FOR A LONG BREAK IS LESS THAN<text:s/></text:span><text:span text:style-name="T42"><text:tab/><text:tab/><text:s text:c="3"/></text:span><text:span text:style-name="T43">INDICATED IN THE APPLICATION SPECIFICATION, I.E., 59 INSTEAD OF 60<text:s/></text:span><text:span text:style-name="T44"><text:tab/><text:s text:c="2"/><text:tab/><text:s text:c="3"/></text:span><text:span text:style-name="T45">MINUTES.</text:span><text:span text:style-name="T46"><text:line-break/></text:span><text:span text:style-name="T47">STEPS TO REPRODUCE:</text:span></text:p>
      <text:list text:style-name="L4">
        <text:list-item>
          <text:p text:style-name="P4"><text:span text:style-name="T48">Go to:<text:s/></text:span><text:a xlink:href="https://testujpl.gitlab.io/pomodoro-kanban-test/"><text:span text:style-name="T49">https://testujpl.gitlab.io/pomodoro-kanban-test/</text:span></text:a><text:span text:style-name="T50"/></text:p>
        </text:list-item>
        <text:list-item>
          <text:p text:style-name="P4"><text:span text:style-name="T51">In the upper left corner, click the settings icon, i.e., the cogwheel.</text:span></text:p>
        </text:list-item>
        <text:list-item>
          <text:p text:style-name="P4"><text:span text:style-name="T51">Move the Long Break Time slider all the way to the right.</text:span></text:p>
        </text:list-item>
        <text:list-item>
          <text:p text:style-name="P4"><text:span text:style-name="T51">Observe that the maximum time allocated for a long break is 59:00 minutes.</text:span><text:span text:style-name="T52"/></text:p>
        </text:list-item>
      </text:list>
      <text:p text:style-name="P5"><text:span text:style-name="T53">EXPECTED RESULT:<text:s/></text:span><text:span text:style-name="T54">The maximum time allocated for a long break is 60 minutes.<text:s/></text:span><text:span text:style-name="T55">ACTUAL RESULT:<text:s/></text:span><text:span text:style-name="T56">The maximum time allocated for a long break is 59 minutes.</text:span><text:span text:style-name="T57"><text:line-break/><text:tab/></text:span></text:p>
      <text:p text:style-name="P5"><text:span text:style-name="T58"><text:tab/><text:tab/></text:span><text:span text:style-name="T59">⦁</text:span><text:span text:style-name="T60"><text:s/>LACK OF TASK EDITING CAPABILITIES WITHIN TODO.</text:span><text:span text:style-name="T61"><text:line-break/></text:span><text:span text:style-name="T62">STEPS TO REPRODUCE:</text:span></text:p>
      <text:list text:style-name="L6">
        <text:list-item>
          <text:p text:style-name="P6"><text:span text:style-name="T63">Go to:<text:s/></text:span><text:a xlink:href="https://testujpl.gitlab.io/pomodoro-kanban-test/"><text:span text:style-name="T64">https://testujpl.gitlab.io/pomodoro-kanban-test/</text:span></text:a><text:span text:style-name="T65"/></text:p>
        </text:list-item>
        <text:list-item>
          <text:p text:style-name="P6"><text:span text:style-name="T66">In the TODO column, click the "+" button.</text:span></text:p>
        </text:list-item>
        <text:list-item>
          <text:p text:style-name="P6"><text:span text:style-name="T66">Add a description to the newly created task.</text:span></text:p>
        </text:list-item>
        <text:list-item>
          <text:p text:style-name="P6"><text:span text:style-name="T66">Double-click on the description and edit the text.</text:span></text:p>
        </text:list-item>
        <text:list-item>
          <text:p text:style-name="P6"><text:span text:style-name="T66">Accept by clicking outside the edited task field.</text:span></text:p>
        </text:list-item>
        <text:list-item>
          <text:p text:style-name="P6"><text:span text:style-name="T66">Notice that the task content has returned to the originally entered text.</text:span><text:span text:style-name="T67"/></text:p>
        </text:list-item>
      </text:list>
      <text:p text:style-name="P7"><text:span text:style-name="T68">EXPECTED RESULT:<text:s/></text:span><text:span text:style-name="T69">Ability to edit tasks within<text:s/></text:span><text:span text:style-name="T70">,,</text:span><text:span text:style-name="T71">TO</text:span><text:span text:style-name="T72"><text:s/></text:span><text:span text:style-name="T73">DO</text:span><text:span text:style-name="T74">"</text:span><text:span text:style-name="T75">. </text:span></text:p>
      <text:p text:style-name="P7"><text:span text:style-name="T76">ACTUAL RESULT:<text:s/></text:span><text:span text:style-name="T77">Lack of ability to edit tasks within<text:s/></text:span><text:span text:style-name="T78">,,</text:span><text:span text:style-name="T79">TO</text:span><text:span text:style-name="T80"><text:s/></text:span><text:span text:style-name="T81">DO</text:span><text:span text:style-name="T82">"</text:span><text:span text:style-name="T83">.</text:span><text:span text:style-name="T84"><text:line-break/></text:span><text:span text:style-name="T85">FINDINGS - POTENTIAL ISSUES:</text:span><text:span text:style-name="T86"><text:line-break/></text:span><text:span text:style-name="T87"><text:tab/><text:tab/></text:span><text:span text:style-name="T88">⦁</text:span><text:span text:style-name="T89"><text:s/>A single click on the area of the created task does not activate it. To<text:s/></text:span><text:span text:style-name="T90"><text:tab/><text:tab/><text:s text:c="3"/></text:span><text:span text:style-name="T91">be able to enter anything, you must click twice.</text:span></text:p>
      <text:p text:style-name="P8"><text:span text:style-name="T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